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5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0.713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8626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7228in"/>
    </style:style>
    <style:style style:name="co9" style:family="table-column">
      <style:table-column-properties fo:break-before="auto" style:column-width="0.2783in"/>
    </style:style>
    <style:style style:name="co10" style:family="table-column">
      <style:table-column-properties fo:break-before="auto" style:column-width="0.648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3.0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Snake W</text:p>
          </table:table-cell>
          <table:table-cell table:style-name="ce1"/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8BitDo</text:p>
          </table:table-cell>
          <table:table-cell table:style-name="ce1"/>
          <table:table-cell table:style-name="ce1" office:value-type="string" calcext:value-type="string">
            <text:p>Snake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table:number-columns-repeated="2" office:value-type="string" calcext:value-type="string">
            <text:p>Button 1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office:value-type="string" calcext:value-type="string">
            <text:p>Button 0</text:p>
          </table:table-cell>
          <table: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2" office:value-type="string" calcext:value-type="string">
            <text:p>Button 3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table:number-columns-repeated="2" office:value-type="string" calcext:value-type="string">
            <text:p>Button 0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office:value-type="string" calcext:value-type="string">
            <text:p>Button 2</text:p>
          </table:table-cell>
          <table:table-cell/>
          <table:table-cell office:value-type="string" calcext:value-type="string">
            <text:p>Button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table:number-columns-repeated="2" office:value-type="string" calcext:value-type="string">
            <text:p>Button 2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office:value-type="string" calcext:value-type="string">
            <text:p>Button 1</text:p>
          </table:table-cell>
          <table:table-cell/>
          <table:table-cell office:value-type="string" calcext:value-type="string">
            <text:p>Butt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2" office:value-type="string" calcext:value-type="string">
            <text:p>Button 4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office:value-type="string" calcext:value-type="string">
            <text:p>Button 9</text:p>
          </table:table-cell>
          <table:table-cell/>
          <table:table-cell office:value-type="string" calcext:value-type="string">
            <text:p>Button 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2" office:value-type="string" calcext:value-type="string">
            <text:p>Button 5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table:number-columns-repeated="2" office:value-type="string" calcext:value-type="string">
            <text:p>Button 8</text:p>
          </table:table-cell>
          <table:table-cell/>
          <table:table-cell table:number-columns-repeated="2" office:value-type="string" calcext:value-type="string">
            <text:p>Button 6</text:p>
          </table:table-cell>
          <table:table-cell/>
          <table:table-cell office:value-type="string" calcext:value-type="string">
            <text:p>Button 4</text:p>
          </table:table-cell>
          <table:table-cell/>
          <table:table-cell table:style-name="ce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table:number-columns-repeated="2" office:value-type="string" calcext:value-type="string">
            <text:p>Button 9</text:p>
          </table:table-cell>
          <table:table-cell/>
          <table:table-cell table:number-columns-repeated="2" office:value-type="string" calcext:value-type="string">
            <text:p>Button 7</text:p>
          </table:table-cell>
          <table:table-cell/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table:number-columns-repeated="2" office:value-type="string" calcext:value-type="string">
            <text:p>Button 10</text:p>
          </table:table-cell>
          <table:table-cell/>
          <table:table-cell office:value-type="string" calcext:value-type="string">
            <text:p>Button 9</text:p>
          </table:table-cell>
          <table:table-cell table:style-name="ce5"/>
          <table:table-cell/>
          <table:table-cell office:value-type="string" calcext:value-type="string">
            <text:p>Button 7</text:p>
          </table:table-cell>
          <table:table-cell/>
          <table:table-cell office:value-type="string" calcext:value-type="string">
            <text:p>Button 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table:number-columns-repeated="2" office:value-type="string" calcext:value-type="string">
            <text:p>Button 11</text:p>
          </table:table-cell>
          <table:table-cell/>
          <table:table-cell office:value-type="string" calcext:value-type="string">
            <text:p>Button 10</text:p>
          </table:table-cell>
          <table:table-cell table:style-name="ce5"/>
          <table:table-cell/>
          <table:table-cell office:value-type="string" calcext:value-type="string">
            <text:p>Button 8</text:p>
          </table:table-cell>
          <table:table-cell/>
          <table:table-cell office:value-type="string" calcext:value-type="string">
            <text:p>Button 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/>
          <table:table-cell office:value-type="string" calcext:value-type="string">
            <text:p>Button 12</text:p>
          </table:table-cell>
          <table:table-cell/>
          <table:table-cell office:value-type="string" calcext:value-type="string">
            <text:p>Button 8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5</text:p>
          </table:table-cell>
          <table:table-cell/>
          <table:table-cell office:value-type="string" calcext:value-type="string">
            <text:p>Button 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office:value-type="string" calcext:value-type="string">
            <text:p>Button 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office:value-type="string" calcext:value-type="string">
            <text:p>Button 7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row 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row 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row 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rrow 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table:number-columns-repeated="11"/>
          <table:table-cell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Snake W</text:p>
          </table:table-cell>
          <table:table-cell table:style-name="ce1"/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8BitDo</text:p>
          </table:table-cell>
          <table:table-cell table:style-name="ce1"/>
          <table:table-cell table:style-name="ce1" office:value-type="string" calcext:value-type="string">
            <text:p>Snake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table:number-columns-repeated="2" office:value-type="string" calcext:value-type="string">
            <text:p>Button 1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office:value-type="string" calcext:value-type="string">
            <text:p>Button 0</text:p>
          </table:table-cell>
          <table: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2" office:value-type="string" calcext:value-type="string">
            <text:p>Button 3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table:number-columns-repeated="2" office:value-type="string" calcext:value-type="string">
            <text:p>Button 0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office:value-type="string" calcext:value-type="string">
            <text:p>Button 2</text:p>
          </table:table-cell>
          <table:table-cell/>
          <table:table-cell office:value-type="string" calcext:value-type="string">
            <text:p>Button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table:number-columns-repeated="2" office:value-type="string" calcext:value-type="string">
            <text:p>Button 2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office:value-type="string" calcext:value-type="string">
            <text:p>Button 1</text:p>
          </table:table-cell>
          <table:table-cell/>
          <table:table-cell office:value-type="string" calcext:value-type="string">
            <text:p>Butt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2" office:value-type="string" calcext:value-type="string">
            <text:p>Button 4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office:value-type="string" calcext:value-type="string">
            <text:p>Button 9</text:p>
          </table:table-cell>
          <table:table-cell/>
          <table:table-cell office:value-type="string" calcext:value-type="string">
            <text:p>Button 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2" office:value-type="string" calcext:value-type="string">
            <text:p>Button 5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table:style-name="ce5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table:number-columns-repeated="2" office:value-type="string" calcext:value-type="string">
            <text:p>Button 9</text:p>
          </table:table-cell>
          <table:table-cell/>
          <table:table-cell table:number-columns-repeated="2" office:value-type="string" calcext:value-type="string">
            <text:p>Button 7</text:p>
          </table:table-cell>
          <table:table-cell/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6"/>
          <table:table-cell table:style-name="ce5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/>
          <table:table-cell office:value-type="string" calcext:value-type="string">
            <text:p>Button 12</text:p>
          </table:table-cell>
          <table:table-cell/>
          <table:table-cell office:value-type="string" calcext:value-type="string">
            <text:p>Button 8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5</text:p>
          </table:table-cell>
          <table:table-cell/>
          <table:table-cell office:value-type="string" calcext:value-type="string">
            <text:p>Button 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otes" table:style-name="ta1">
        <table:table-column table:style-name="co4" table:default-cell-style-name="ce3"/>
        <table:table-column table:style-name="co12" table:default-cell-style-name="Default"/>
        <table:table-row table:style-name="ro1">
          <table:table-cell office:value-type="string" calcext:value-type="string">
            <text:p>Logi-D</text:p>
          </table:table-cell>
          <table:table-cell office:value-type="string" calcext:value-type="string">
            <text:p>Logitech Cordless RumblePad 2 (D mode)</text:p>
          </table:table-cell>
        </table:table-row>
        <table:table-row table:style-name="ro1">
          <table:table-cell office:value-type="string" calcext:value-type="string">
            <text:p>Logi-X</text:p>
          </table:table-cell>
          <table:table-cell office:value-type="string" calcext:value-type="string">
            <text:p>Logitech Gamepad F710 (X mode)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SnakeByte (PS4 Controller)</text:p>
          </table:table-cell>
        </table:table-row>
        <table:table-row table:style-name="ro1">
          <table:table-cell office:value-type="string" calcext:value-type="string">
            <text:p>Snake W</text:p>
          </table:table-cell>
          <table:table-cell office:value-type="string" calcext:value-type="string">
            <text:p>SnakeByte ZEROPLUS GAMEPAD4-WIRED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 style:data-style-name="N2" text:time-value="11:23:28.1072555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7T03:22:58.225515232</meta:creation-date>
    <meta:generator>LibreOffice/25.2.0.1$Linux_X86_64 LibreOffice_project/520$Build-1</meta:generator>
    <dc:date>2025-02-18T11:38:54.474595643</dc:date>
    <meta:editing-duration>PT3H13M9S</meta:editing-duration>
    <meta:editing-cycles>39</meta:editing-cycles>
    <meta:document-statistic meta:table-count="2" meta:cell-count="226" meta:object-count="0"/>
  </office:meta>
</office:document-meta>
</file>